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Line 9-13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 3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 35-4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42-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Line 48<text:s/>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 48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 79-81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Line 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Line 43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212-21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Unused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23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 25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Line 250-25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 398-4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Line 27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Line 235-2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87-1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Line 12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Line 2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Line 189 &amp; 2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8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Unused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Steven Ottinger</dc:creator>
    <meta:creation-date>2017-01-25T10:21:36Z</meta:creation-date>
    <dc:date>2020-02-13T20:14:13Z</dc:date>
    <meta:editing-cycles>11</meta:editing-cycles>
    <meta:editing-duration>PT3888S</meta:editing-duration>
  </office:meta>
</office:document-meta>
</file>